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 svg:font-family="H, 'Trebuchet MS', Helvetica"/>
    <style:font-face style:name="Lohit Devanagari1" svg:font-family="'Lohit Devanagari'"/>
    <style:font-face style:name="Menlo" svg:font-family="Menlo, Monaco, Consolas, 'Courier New', monospace"/>
    <style:font-face style:name="Monaco" svg:font-family="Monaco, Consolas, 'Bitstream Vera Sans Mono', 'Courier New', Courier, monospace"/>
    <style:font-face style:name="Montserrat" svg:font-family="Montserrat, sans-serif"/>
    <style:font-face style:name="Open Sans" svg:font-family="'Open Sans', Arial, Helvetica, sans-serif"/>
    <style:font-face style:name="SFMono-Regular" svg:font-family="SFMono-Regular, Menlo, Monaco, Consolas, 'Liberation Mono', 'Courier New', monospace"/>
    <style:font-face style:name="apple-system" svg:font-family="apple-system, BlinkMacSystemFont, Avenir, 'Avenir Next', 'Segoe UI', Roboto, Helvetica, Arial, sans-serif"/>
    <style:font-face style:name="arial" svg:font-family="arial"/>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7.371cm" table:align="left"/>
    </style:style>
    <style:style style:name="Tabla1.A" style:family="table-column">
      <style:table-column-properties style:column-width="0.3cm"/>
    </style:style>
    <style:style style:name="Tabla1.B" style:family="table-column">
      <style:table-column-properties style:column-width="7.071cm"/>
    </style:style>
    <style:style style:name="Tabla1.A1" style:family="table-cell">
      <style:table-cell-properties style:vertical-align="middle" fo:padding="0cm" fo:border="none"/>
    </style:style>
    <style:style style:name="Tabla2" style:family="table">
      <style:table-properties style:width="8.61cm" table:align="left"/>
    </style:style>
    <style:style style:name="Tabla2.A" style:family="table-column">
      <style:table-column-properties style:column-width="0.3cm"/>
    </style:style>
    <style:style style:name="Tabla2.B" style:family="table-column">
      <style:table-column-properties style:column-width="8.31cm"/>
    </style:style>
    <style:style style:name="Tabla2.A1" style:family="table-cell">
      <style:table-cell-properties style:vertical-align="middle" fo:padding="0cm" fo:border="none"/>
    </style:style>
    <style:style style:name="P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444444" style:font-name="arial" fo:font-size="10.5pt" fo:letter-spacing="normal" fo:font-style="normal" fo:font-weight="normal"/>
    </style:style>
    <style:style style:name="P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444444" style:font-name="arial" fo:font-size="10.5pt" fo:letter-spacing="normal" fo:font-style="normal" fo:font-weight="bold" style:font-weight-asian="bold" style:font-weight-complex="bold"/>
    </style:style>
    <style:style style:name="P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656565" style:font-name="Montserrat" fo:font-size="12pt" fo:letter-spacing="normal" fo:font-style="normal" fo:font-weight="normal" officeooo:paragraph-rsid="0019a7c5"/>
    </style:style>
    <style:style style:name="P4" style:family="paragraph" style:parent-style-name="Standard">
      <style:paragraph-properties fo:margin-left="0cm" fo:margin-right="0cm" fo:margin-top="0cm" fo:margin-bottom="0.265cm" loext:contextual-spacing="false" fo:orphans="2" fo:widows="2" fo:text-indent="0cm" style:auto-text-indent="false" fo:padding="0cm" fo:border="none"/>
      <style:text-properties fo:font-variant="normal" fo:text-transform="none" fo:color="#444444" style:font-name="arial" fo:font-size="10.5pt" fo:letter-spacing="normal" fo:font-style="normal" fo:font-weight="normal"/>
    </style:style>
    <style:style style:name="P5" style:family="paragraph" style:parent-style-name="Heading_20_4">
      <style:paragraph-properties fo:margin-left="0cm" fo:margin-right="0cm" fo:margin-top="0cm" fo:margin-bottom="0.265cm" loext:contextual-spacing="false" fo:orphans="2" fo:widows="2" fo:text-indent="0cm" style:auto-text-indent="false" fo:padding="0cm" fo:border="none"/>
      <style:text-properties fo:font-variant="normal" fo:text-transform="none" fo:color="#100c1b" style:font-name="apple-system" fo:font-size="12pt" fo:letter-spacing="normal" fo:font-style="normal" fo:font-weight="bold" style:font-weight-asian="bold" style:font-weight-complex="bold"/>
    </style:style>
    <style:style style:name="P6" style:family="paragraph" style:parent-style-name="Heading_20_2">
      <style:paragraph-properties fo:margin-left="0cm" fo:margin-right="0cm" fo:margin-top="0cm" fo:margin-bottom="0.265cm" loext:contextual-spacing="false" fo:orphans="2" fo:widows="2" fo:text-indent="0cm" style:auto-text-indent="false" fo:padding="0cm" fo:border="none"/>
      <style:text-properties fo:font-variant="normal" fo:text-transform="none" fo:color="#100c1b" style:font-name="apple-system" fo:font-size="10.5pt" fo:letter-spacing="normal" fo:font-style="normal" fo:font-weight="bold" style:font-weight-asian="bold" style:font-weight-complex="bold"/>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100c1b" style:font-name="apple-system" fo:font-size="12pt" fo:letter-spacing="normal" fo:font-style="normal"/>
    </style:style>
    <style:style style:name="P10" style:family="paragraph" style:parent-style-name="Preformatted_20_Text">
      <loext:graphic-properties draw:fill="solid" draw:fill-color="#ffffff" draw:opacity="100%"/>
      <style:paragraph-properties fo:margin-left="0cm" fo:margin-right="0cm" fo:margin-top="0cm" fo:margin-bottom="0cm" loext:contextual-spacing="false" fo:line-height="142%" fo:orphans="2" fo:widows="2" fo:text-indent="0cm" style:auto-text-indent="false" fo:background-color="#ffffff" fo:padding="0cm" fo:border="none"/>
    </style:style>
    <style:style style:name="P11"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Monaco" fo:font-style="normal" fo:font-weight="normal" fo:background-color="#ffffff" loext:padding="0cm" loext:border="none"/>
    </style:style>
    <style:style style:name="P12"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afafaf" style:font-name="Monaco" fo:font-style="normal" fo:font-weight="bold" fo:background-color="#ffffff" style:font-weight-asian="bold" style:font-weight-complex="bold" loext:padding="0cm" loext:border="none"/>
    </style:style>
    <style:style style:name="P13" style:family="paragraph" style:parent-style-name="Table_20_Contents">
      <style:paragraph-properties fo:margin-left="0cm" fo:margin-right="0cm" fo:margin-top="0cm" fo:margin-bottom="0cm" loext:contextual-spacing="false" fo:text-align="start" style:justify-single-word="false" fo:orphans="2" fo:widows="2" fo:text-indent="0cm" style:auto-text-indent="false"/>
    </style:style>
    <style:style style:name="P14"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12529" style:font-name="SFMono-Regular" fo:font-size="10.5pt" fo:letter-spacing="normal" fo:font-style="normal" fo:font-weight="normal"/>
    </style:style>
    <style:style style:name="P15" style:family="paragraph" style:parent-style-name="Text_20_body">
      <style:paragraph-properties fo:margin-left="0cm" fo:margin-right="0cm" fo:margin-top="0cm" fo:margin-bottom="0.247cm" loext:contextual-spacing="false" fo:line-height="200%" fo:text-align="start" style:justify-single-word="false" fo:orphans="2" fo:widows="2" fo:text-indent="0cm" style:auto-text-indent="false" fo:padding="0cm" fo:border="none"/>
      <style:text-properties fo:font-variant="normal" fo:text-transform="none" style:font-name="H" fo:font-size="13.5pt" fo:letter-spacing="normal" fo:font-style="normal" fo:font-weight="normal"/>
    </style:style>
    <style:style style:name="P1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12529" style:font-name="SFMono-Regular" fo:font-size="10.5pt" fo:letter-spacing="normal" fo:font-style="normal" fo:font-weight="normal"/>
    </style:style>
    <style:style style:name="P17"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12529" style:font-name="SFMono-Regular" fo:font-size="10.5pt" fo:letter-spacing="normal" fo:font-style="normal" fo:font-weight="normal"/>
    </style:style>
    <style:style style:name="P18"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12529" style:font-name="SFMono-Regular" fo:font-size="10.5pt" fo:letter-spacing="normal" fo:font-style="normal" fo:font-weight="normal" officeooo:paragraph-rsid="0016fbcb"/>
    </style:style>
    <style:style style:name="P19" style:family="paragraph" style:parent-style-name="Text_20_body">
      <style:paragraph-properties fo:margin-left="0cm" fo:margin-right="0cm" fo:margin-top="0cm" fo:margin-bottom="0.397cm" loext:contextual-spacing="false" fo:line-height="162%" fo:orphans="2" fo:widows="2" fo:text-indent="0cm" style:auto-text-indent="false" fo:padding="0cm" fo:border="none"/>
      <style:text-properties fo:font-variant="normal" fo:text-transform="none" fo:color="#100c1b" style:font-name="apple-system" fo:font-size="12pt" fo:letter-spacing="normal" fo:font-style="normal" fo:font-weight="normal"/>
    </style:style>
    <style:style style:name="P20" style:family="paragraph" style:parent-style-name="Preformatted_20_Text">
      <style:paragraph-properties fo:margin-left="0cm" fo:margin-right="0cm" fo:margin-top="0cm" fo:margin-bottom="0.397cm" loext:contextual-spacing="false" fo:line-height="125%" fo:orphans="2" fo:widows="2" fo:text-indent="0cm" style:auto-text-indent="false" fo:padding="0cm" fo:border="none"/>
    </style:style>
    <style:style style:name="P21"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656565" style:font-name="Montserrat" fo:font-size="12pt" fo:letter-spacing="normal" fo:font-style="normal" fo:font-weight="normal"/>
    </style:style>
    <style:style style:name="P22"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7e8082" style:font-name="Open Sans" fo:font-size="10.5pt" fo:letter-spacing="normal" fo:font-style="normal" fo:font-weight="normal"/>
    </style:style>
    <style:style style:name="P23" style:family="paragraph" style:parent-style-name="Text_20_body">
      <style:paragraph-properties fo:margin-left="0.794cm" fo:margin-right="0cm" fo:margin-top="0cm" fo:margin-bottom="0.265cm" loext:contextual-spacing="false" fo:orphans="2" fo:widows="2" fo:text-indent="0cm" style:auto-text-indent="false" fo:padding="0cm" fo:border="none"/>
      <style:text-properties fo:font-variant="normal" fo:text-transform="none" fo:color="#444444" style:font-name="arial" fo:font-size="10.5pt" fo:letter-spacing="normal" fo:font-style="normal" fo:font-weight="normal"/>
    </style:style>
    <style:style style:name="P24" style:family="paragraph" style:parent-style-name="Text_20_body">
      <style:paragraph-properties fo:margin-left="0.794cm" fo:margin-right="0cm" fo:margin-top="0cm" fo:margin-bottom="0.265cm" loext:contextual-spacing="false" fo:orphans="2" fo:widows="2" fo:text-indent="0cm" style:auto-text-indent="false" fo:padding="0cm" fo:border="none"/>
      <style:text-properties fo:font-variant="normal" fo:text-transform="none" fo:color="#7e8082" style:font-name="Open Sans" fo:font-size="10.5pt" fo:letter-spacing="normal" fo:font-style="normal" fo:font-weight="normal"/>
    </style:style>
    <style:style style:name="P25" style:family="paragraph" style:parent-style-name="Text_20_body">
      <style:paragraph-properties fo:margin-left="0.397cm" fo:margin-right="0cm" fo:margin-top="0cm" fo:margin-bottom="0cm" loext:contextual-spacing="false" fo:line-height="162%" fo:orphans="2" fo:widows="2" fo:text-indent="0cm" style:auto-text-indent="false" fo:padding="0cm" fo:border="none"/>
      <style:text-properties fo:font-variant="normal" fo:text-transform="none" fo:color="#100c1b" style:font-name="apple-system" fo:font-size="12pt" fo:letter-spacing="normal" fo:font-style="normal" fo:font-weight="normal"/>
    </style:style>
    <style:style style:name="P26" style:family="paragraph" style:parent-style-name="Preformatted_20_Text">
      <style:paragraph-properties fo:margin-top="0cm" fo:margin-bottom="0.397cm" loext:contextual-spacing="false" fo:line-height="125%" fo:orphans="2" fo:widows="2" fo:padding="0cm" fo:border="none"/>
    </style:style>
    <style:style style:name="P27" style:family="paragraph" style:parent-style-name="Preformatted_20_Text">
      <loext:graphic-properties draw:fill="solid" draw:fill-color="#ffffff" draw:opacity="100%"/>
      <style:paragraph-properties fo:margin-top="0cm" fo:margin-bottom="0cm" loext:contextual-spacing="false" fo:line-height="142%" fo:orphans="2" fo:widows="2" fo:background-color="#ffffff" fo:padding="0cm" fo:border="none"/>
    </style:style>
    <style:style style:name="P28" style:family="paragraph" style:parent-style-name="Text_20_body" style:list-style-name="L1">
      <style:paragraph-properties fo:margin-top="0cm" fo:margin-bottom="0.247cm" loext:contextual-spacing="false" fo:line-height="200%" fo:text-align="start" style:justify-single-word="false" fo:orphans="2" fo:widows="2"/>
    </style:style>
    <style:style style:name="P29" style:family="paragraph" style:parent-style-name="Text_20_body" style:list-style-name="L1">
      <style:paragraph-properties fo:margin-top="0cm" fo:margin-bottom="0.247cm" loext:contextual-spacing="false" fo:line-height="200%" fo:text-align="start" style:justify-single-word="false" fo:orphans="2" fo:widows="2"/>
      <style:text-properties officeooo:paragraph-rsid="0016fbcb"/>
    </style:style>
    <style:style style:name="P30" style:family="paragraph" style:parent-style-name="Preformatted_20_Text" style:list-style-name="L1">
      <style:paragraph-properties fo:margin-top="0cm" fo:margin-bottom="0.247cm" loext:contextual-spacing="false" fo:line-height="200%" fo:text-align="start" style:justify-single-word="false" fo:orphans="2" fo:widows="2" fo:padding="0cm" fo:border="none"/>
      <style:text-properties fo:font-variant="normal" fo:text-transform="none" fo:color="#212529" style:font-name="SFMono-Regular" fo:font-size="10.5pt" fo:letter-spacing="normal" fo:font-style="normal" fo:font-weight="normal"/>
    </style:style>
    <style:style style:name="P31" style:family="paragraph" style:parent-style-name="Preformatted_20_Text" style:list-style-name="L1">
      <style:paragraph-properties fo:margin-top="0cm" fo:margin-bottom="0.247cm" loext:contextual-spacing="false" fo:line-height="200%" fo:text-align="start" style:justify-single-word="false" fo:orphans="2" fo:widows="2" fo:padding="0cm" fo:border="none"/>
      <style:text-properties fo:font-variant="normal" fo:text-transform="none" fo:color="#212529" style:font-name="SFMono-Regular" fo:font-size="10.5pt" fo:letter-spacing="normal" fo:font-style="normal" fo:font-weight="normal" officeooo:paragraph-rsid="0017573f"/>
    </style:style>
    <style:style style:name="P32" style:family="paragraph" style:parent-style-name="Preformatted_20_Text" style:list-style-name="L1">
      <style:paragraph-properties fo:margin-top="0cm" fo:margin-bottom="0.247cm" loext:contextual-spacing="false" fo:line-height="200%" fo:text-align="start" style:justify-single-word="false" fo:orphans="2" fo:widows="2" fo:padding="0cm" fo:border="none"/>
      <style:text-properties fo:font-variant="normal" fo:text-transform="none" fo:color="#212529" style:font-name="SFMono-Regular" fo:font-size="10.5pt" fo:letter-spacing="normal" fo:font-style="normal" fo:font-weight="normal" officeooo:paragraph-rsid="0016fbcb"/>
    </style:style>
    <style:style style:name="P33" style:family="paragraph" style:parent-style-name="Preformatted_20_Text" style:list-style-name="L1">
      <style:paragraph-properties fo:margin-top="0cm" fo:margin-bottom="0.247cm" loext:contextual-spacing="false" fo:line-height="200%" fo:text-align="start" style:justify-single-word="false" fo:orphans="2" fo:widows="2" fo:padding="0cm" fo:border="none"/>
      <style:text-properties fo:font-variant="normal" fo:text-transform="none" style:font-name="SFMono-Regular" fo:letter-spacing="normal" fo:font-style="normal" fo:font-weight="normal" officeooo:paragraph-rsid="0017573f"/>
    </style:style>
    <style:style style:name="T1" style:family="text">
      <style:text-properties fo:font-variant="normal" fo:text-transform="none" fo:color="#444444" style:font-name="inherit" fo:font-size="10.5pt" fo:letter-spacing="normal" fo:font-style="normal" fo:font-weight="bold" loext:padding="0cm" loext:border="none"/>
    </style:style>
    <style:style style:name="T2" style:family="text">
      <style:text-properties fo:font-variant="normal" fo:text-transform="none" style:font-name="H" fo:letter-spacing="normal" fo:font-style="normal" fo:font-weight="bold"/>
    </style:style>
    <style:style style:name="T3" style:family="text">
      <style:text-properties fo:font-variant="normal" fo:text-transform="none" style:font-name="H" fo:letter-spacing="normal" fo:font-style="normal" fo:font-weight="normal"/>
    </style:style>
    <style:style style:name="T4" style:family="text">
      <style:text-properties fo:font-variant="normal" fo:text-transform="none" fo:color="#100c1b" style:font-name="apple-system" fo:font-size="12pt" fo:letter-spacing="normal" fo:font-style="normal" fo:font-weight="bold" loext:padding="0.049cm" loext:border="0.06pt solid #aeafba"/>
    </style:style>
    <style:style style:name="T5" style:family="text">
      <style:text-properties fo:font-variant="normal" fo:text-transform="none" fo:color="#100c1b" style:font-name="apple-system" fo:font-size="12pt" fo:letter-spacing="normal" fo:font-style="normal" fo:font-weight="bold" style:font-weight-asian="bold" style:font-weight-complex="bold" loext:padding="0.049cm" loext:border="0.06pt solid #aeafba"/>
    </style:style>
    <style:style style:name="T6" style:family="text">
      <style:text-properties fo:font-variant="normal" fo:text-transform="none" fo:color="#100c1b" style:font-name="apple-system" fo:font-size="12pt" fo:letter-spacing="normal" fo:font-style="normal" fo:font-weight="normal" loext:padding="0.049cm" loext:border="0.06pt solid #aeafba"/>
    </style:style>
    <style:style style:name="T7" style:family="text">
      <style:text-properties fo:font-variant="normal" fo:text-transform="none" fo:color="#242729" style:font-name="Arial" fo:font-size="11.25pt" fo:letter-spacing="normal" fo:font-style="normal" fo:font-weight="normal"/>
    </style:style>
    <style:style style:name="T8" style:family="text">
      <style:text-properties fo:font-variant="normal" fo:text-transform="none" fo:color="#242729" style:font-name="inherit" fo:font-size="11.25pt" fo:letter-spacing="normal" fo:font-style="italic" fo:font-weight="normal" loext:padding="0cm" loext:border="none"/>
    </style:style>
    <style:style style:name="T9" style:family="text">
      <style:text-properties fo:font-variant="normal" fo:text-transform="none" fo:color="#0064bd" style:font-name="inherit" fo:font-size="11.25pt" fo:letter-spacing="normal" fo:font-style="normal" style:text-underline-style="solid" style:text-underline-width="auto" style:text-underline-color="font-color" fo:font-weight="normal" loext:padding="0cm" loext:border="none"/>
    </style:style>
    <style:style style:name="T10" style:family="text">
      <style:text-properties fo:font-variant="normal" fo:text-transform="none" fo:color="#000000" style:font-name="Monaco" fo:font-style="normal" fo:font-weight="bold" fo:background-color="#ffffff" loext:char-shading-value="0" style:font-weight-asian="bold" style:font-weight-complex="bold" loext:padding="0cm" loext:border="none"/>
    </style:style>
    <style:style style:name="T11" style:family="text">
      <style:text-properties fo:font-variant="normal" fo:text-transform="none" fo:color="#656565" style:font-name="Montserrat" fo:font-size="12pt" fo:letter-spacing="normal" fo:font-style="normal" fo:font-weight="normal"/>
    </style:style>
    <style:style style:name="T12" style:family="text">
      <style:text-properties fo:font-variant="normal" fo:text-transform="none" fo:color="#656565" style:font-name="inherit" fo:font-size="12pt" fo:letter-spacing="normal" fo:font-style="normal" fo:font-weight="bold" loext:padding="0cm" loext:border="none"/>
    </style:style>
    <style:style style:name="T13" style:family="text">
      <style:text-properties fo:font-variant="normal" fo:text-transform="none" fo:color="#0000ff" style:font-name="Monaco" fo:font-style="normal" fo:font-weight="bold" fo:background-color="#ffffff" loext:char-shading-value="0" style:font-weight-asian="bold" style:font-weight-complex="bold" loext:padding="0cm" loext:border="none"/>
    </style:style>
    <style:style style:name="T14" style:family="text">
      <style:text-properties fo:font-variant="normal" fo:text-transform="none" fo:color="#333333" style:font-name="Menlo" fo:font-size="9.75pt" fo:letter-spacing="normal" fo:font-style="normal" fo:font-weight="normal" fo:background-color="transparent" loext:char-shading-value="0" loext:padding="0cm" loext:border="none"/>
    </style:style>
    <style:style style:name="T15" style:family="text">
      <style:text-properties fo:font-variant="normal" fo:text-transform="none" fo:color="#333333" style:font-name="Menlo" fo:font-size="9.75pt" fo:letter-spacing="normal" fo:font-style="normal" fo:font-weight="bold" fo:background-color="transparent" loext:char-shading-value="0" style:font-weight-asian="bold" style:font-weight-complex="bold" loext:padding="0cm" loext:border="none"/>
    </style:style>
    <style:style style:name="T16" style:family="text">
      <style:text-properties style:font-name="H"/>
    </style:style>
    <style:style style:name="T17" style:family="text">
      <style:text-properties style:font-name="H" fo:font-weight="bold"/>
    </style:style>
    <style:style style:name="T18" style:family="text">
      <style:text-properties style:font-name="H" fo:font-weight="bold" style:font-weight-asian="bold" style:font-weight-complex="bold"/>
    </style:style>
    <style:style style:name="T19" style:family="text">
      <style:text-properties style:font-name="H" fo:font-size="13.5pt"/>
    </style:style>
    <style:style style:name="T20" style:family="text">
      <style:text-properties style:font-name="H" fo:font-size="13.5pt" fo:font-weight="bold"/>
    </style:style>
    <style:style style:name="T21" style:family="text">
      <style:text-properties style:font-name="monospace" fo:font-size="9.75pt" fo:font-weight="bold"/>
    </style:style>
    <style:style style:name="T22" style:family="text">
      <style:text-properties fo:color="#100c1b"/>
    </style:style>
    <style:style style:name="T23" style:family="text">
      <style:text-properties fo:color="#100c1b" style:font-name="monospace" fo:font-size="9.75pt"/>
    </style:style>
    <style:style style:name="T24" style:family="text">
      <style:text-properties fo:color="#100c1b" style:font-name="monospace" fo:font-size="9.75pt" fo:font-weight="bold"/>
    </style:style>
    <style:style style:name="T25" style:family="text">
      <style:text-properties fo:color="#242729" style:font-name="Arial" fo:font-size="11.25pt"/>
    </style:style>
    <style:style style:name="T26" style:family="text">
      <style:text-properties fo:color="#242729" style:font-name="Consolas" fo:font-size="9.75pt" loext:padding="0cm" loext:border="none"/>
    </style:style>
    <style:style style:name="T27" style:family="text">
      <style:text-properties fo:color="#242729" style:font-name="inherit" fo:font-size="11.25pt" fo:font-style="italic" loext:padding="0cm" loext:border="none"/>
    </style:style>
    <style:style style:name="T28" style:family="text">
      <style:text-properties officeooo:rsid="0019a7c5"/>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las personas que se están iniciando en GIT, les presento una serie de comandos usados comúnmente.</text:p>
      <text:p text:style-name="P7"><text:span text:style-name="Strong_20_Emphasis"><text:span text:style-name="T1">git help</text:span></text:span></text:p>
      <text:p text:style-name="P23">Muestra una lista con los comandos más utilizados en GIT.</text:p>
      <text:p text:style-name="P1"><text:span text:style-name="Strong_20_Emphasis"><text:span text:style-name="T17">git config</text:span></text:span><text:span text:style-name="T16"><text:line-break/>Uno de los comandos más usados en git es git config, que puede ser usado para establecer una configuración específica de usuario, como sería el caso del email, un algoritmo preferido para diff, nombre de usuario y tipo de formato, etc… Por ejemplo, el siguiente comando se usa para establecer un email:</text:span></text:p>
      <text:p text:style-name="P18"><text:span text:style-name="T21">git</text:span><text:span text:style-name="T22"> </text:span><text:span text:style-name="T21">config</text:span><text:span text:style-name="T22"> </text:span><text:span text:style-name="T24">--global</text:span><text:span text:style-name="T22"> </text:span><text:span text:style-name="T21">user</text:span><text:span text:style-name="T23">.name</text:span><text:span text:style-name="T22"> </text:span><text:span text:style-name="T23">"</text:span><text:span text:style-name="T24">Tu</text:span><text:span text:style-name="T23"> </text:span><text:span text:style-name="T24">nombre</text:span><text:span text:style-name="T23"> </text:span><text:span text:style-name="T24">aqu</text:span><text:span text:style-name="T23">í"</text:span><text:span text:style-name="T22"> </text:span></text:p>
      <text:p text:style-name="P18"><text:span text:style-name="T21">git</text:span><text:span text:style-name="T22"> </text:span><text:span text:style-name="T21">config</text:span><text:span text:style-name="T22"> </text:span><text:span text:style-name="T24">--global</text:span><text:span text:style-name="T22"> </text:span><text:span text:style-name="T21">user</text:span><text:span text:style-name="T23">.email</text:span><text:span text:style-name="T22"> </text:span><text:span text:style-name="T21">ejemplo</text:span><text:span text:style-name="T23">@</text:span><text:span text:style-name="T21">example</text:span><text:span text:style-name="T23">.</text:span><text:span text:style-name="T21">com</text:span></text:p>
      <text:p text:style-name="P1"/>
      <text:p text:style-name="P7"><text:span text:style-name="Strong_20_Emphasis"><text:span text:style-name="T1">git init</text:span></text:span></text:p>
      <text:p text:style-name="P23">Podemos ejecutar ese comando para crear localmente un repositorio con GIT y así utilizar todo el funcionamiento que GIT ofrece.  Basta con estar ubicados dentro de la carpeta donde tenemos nuestro proyecto y ejecutar el comando.  Cuando agreguemos archivos y un commit, se va a crear el branch master por defecto.</text:p>
      <text:p text:style-name="P7"><text:span text:style-name="Strong_20_Emphasis"><text:span text:style-name="T1">git add + path</text:span></text:span></text:p>
      <text:p text:style-name="P23">Agrega al repositorio los archivos que indiquemos.</text:p>
      <text:p text:style-name="P7"><text:span text:style-name="Strong_20_Emphasis"><text:span text:style-name="T1">git add -A</text:span></text:span></text:p>
      <text:p text:style-name="P23">Agrega al repositorio TODOS los archivos y carpetas que estén en nuestro proyecto, los cuales GIT no está siguiendo.</text:p>
      <text:p text:style-name="P7"><text:span text:style-name="Strong_20_Emphasis"><text:span text:style-name="T1">git commit -m "mensaje" + archivos</text:span></text:span></text:p>
      <text:p text:style-name="P23">Hace commit a los archivos que indiquemos, de esta manera quedan guardados nuestras modificaciones.</text:p>
      <text:p text:style-name="P7"><text:span text:style-name="Strong_20_Emphasis"><text:span text:style-name="T1">git commit -am "mensaje"</text:span></text:span></text:p>
      <text:p text:style-name="P23">Hace commit de los archivos que han sido modificados y GIT los está siguiendo.</text:p>
      <text:p text:style-name="P3"><text:span text:style-name="T28">Ti</text:span>p de hoy es muy simple, ¿cómo podemos usar vim como editor por defecto para git? Muy sencillo:</text:p>
      <text:section text:style-name="Sect1" text:name="highlighter_300350">
        <table:table table:name="Tabla1" table:style-name="Tabla1">
          <table:table-column table:style-name="Tabla1.A"/>
          <table:table-column table:style-name="Tabla1.B"/>
          <table:table-row>
            <table:table-cell table:style-name="Tabla1.A1" office:value-type="string">
              <text:p text:style-name="P11">1</text:p>
            </table:table-cell>
            <table:table-cell table:style-name="Tabla1.A1" office:value-type="string">
              <text:p text:style-name="P13"><text:span text:style-name="Source_20_Text"><text:span text:style-name="T10">git config --global core.editor vim</text:span></text:span></text:p>
            </table:table-cell>
          </table:table-row>
        </table:table>
      </text:section>
      <text:p text:style-name="P21">Con esta sencilla orden cada vez que no indiquemos un mensaje de commit para git, vim se abrirá y nos permitirá editar el mensaje, lo que normalmente suele ser más útil que hacerlo en la propia terminal.</text:p>
      <text:p text:style-name="P7"><text:span text:style-name="T11">Esto funciona en Linux y debería funcionar en OS X también, pero si queremos usar </text:span><text:span text:style-name="Strong_20_Emphasis"><text:span text:style-name="T12">MacVim</text:span></text:span><text:span text:style-name="T11"> como editor en OS X deberemos introducir esta orden en su lugar:</text:span></text:p>
      <text:section text:style-name="Sect1" text:name="highlighter_736552">
        <table:table table:name="Tabla2" table:style-name="Tabla2">
          <table:table-column table:style-name="Tabla2.A"/>
          <table:table-column table:style-name="Tabla2.B"/>
          <table:table-row>
            <table:table-cell table:style-name="Tabla2.A1" office:value-type="string">
              <text:p text:style-name="P12">1</text:p>
            </table:table-cell>
            <table:table-cell table:style-name="Tabla2.A1" office:value-type="string">
              <text:p text:style-name="P13"><text:span text:style-name="Source_20_Text"><text:span text:style-name="T10">git config --global core.editor </text:span></text:span><text:span text:style-name="Source_20_Text"><text:span text:style-name="T13">"mvim -f"</text:span></text:span></text:p>
            </table:table-cell>
          </table:table-row>
        </table:table>
      </text:section>
      <text:p text:style-name="P2"/>
      <text:p text:style-name="P7"><text:bookmark-start text:name="__DdeLink__692_1166899442"/><text:soft-page-break/><text:span text:style-name="Strong_20_Emphasis"><text:span text:style-name="T1">git checkout -b NombreDeBranch</text:span></text:span><text:bookmark-end text:name="__DdeLink__692_1166899442"/></text:p>
      <text:p text:style-name="P23">Crea un nuevo branch y automaticamente GIT se cambia al branch creado, clonando el branch desde donde ejecutamos el comando.</text:p>
      <text:p text:style-name="P7"><text:span text:style-name="Strong_20_Emphasis"><text:span text:style-name="T1">git branch</text:span></text:span></text:p>
      <text:p text:style-name="P23">Nos muestra una lista de los branches que existen en nuestro repositorio.</text:p>
      <text:p text:style-name="P24">Para eliminar una rama de nuestro repositorio local ejecutaremos el siguiente comando:</text:p>
      <text:p text:style-name="P10"/>
      <text:p text:style-name="P27"><text:span text:style-name="Source_20_Text"><text:span text:style-name="T15">$ git branch -d nombre_rama</text:span></text:span></text:p>
      <text:p text:style-name="P22">En el caso de que esa rama contenga trabajos sin fusionar, el comando anterior nos devolverá el siguiente error:</text:p>
      <text:p text:style-name="P27"><text:span text:style-name="Source_20_Text"><text:span text:style-name="T14">error: The branch 'nombre-rama' is not an ancestor of your current HEAD.</text:span></text:span></text:p>
      <text:p text:style-name="P27"><text:span text:style-name="Source_20_Text"><text:span text:style-name="T14">If you are sure you want to delete it, run 'git branch -D nombre-rama'.</text:span></text:span></text:p>
      <text:p text:style-name="P27"><text:span text:style-name="Source_20_Text"><text:span text:style-name="T14"/></text:span></text:p>
      <text:p text:style-name="P22">Si aún así queremos eliminar esa rama, se puede forzar el borrado de la siguiente manera:</text:p>
      <text:p text:style-name="P27"><text:span text:style-name="Source_20_Text"><text:span text:style-name="T15">$ git branch -D nombre-rama</text:span></text:span></text:p>
      <text:p text:style-name="P27"><text:span text:style-name="Source_20_Text"><text:span text:style-name="T14"/></text:span></text:p>
      <text:p text:style-name="P7"><text:span text:style-name="Strong_20_Emphasis"><text:span text:style-name="T1">git checkout NombreDeBranch</text:span></text:span></text:p>
      <text:p text:style-name="P23">Sirve para moverse entre branches, en este caso vamos al branch que indicamos en el comando.</text:p>
      <text:p text:style-name="P7"><text:span text:style-name="Strong_20_Emphasis"><text:span text:style-name="T1">git merge NombreDeBranch</text:span></text:span></text:p>
      <text:p text:style-name="P23">Hace un merge entre dos branches, en este caso la dirección del merge sería entre el branch que indiquemos en el comando, y el branch donde estémos ubicados.</text:p>
      <text:p text:style-name="P7"><text:span text:style-name="Strong_20_Emphasis"><text:span text:style-name="T1">git status</text:span></text:span></text:p>
      <text:p text:style-name="P23">Nos indica el estado del repositorio, por ejemplo cuales están modificados, cuales no están siendo seguidos por GIT, entre otras características.</text:p>
      <text:p text:style-name="P7"><text:span text:style-name="Strong_20_Emphasis"><text:span text:style-name="T1">git clone URL/name.git NombreProyecto</text:span></text:span></text:p>
      <text:p text:style-name="P23">Clona un proyecto de git en la carpeta NombreProyecto.</text:p>
      <text:p text:style-name="P7"><text:span text:style-name="Strong_20_Emphasis"><text:span text:style-name="T1">git push origin NombreDeBranch</text:span></text:span></text:p>
      <text:p text:style-name="P23">Luego de que hicimos un git commit, si estamos trabajando remotamente, este comando va a subir los archivos al repositorio remoto, específicamente al branch que indiquemos.</text:p>
      <text:p text:style-name="P7"><text:span text:style-name="Strong_20_Emphasis"><text:span text:style-name="T1">git pull origin NombreDeBranch</text:span></text:span></text:p>
      <text:p text:style-name="P23">Hace una actualización en nuestro branch local, desde un branch remoto que indicamos en el comando.</text:p>
      <text:p text:style-name="P4"><text:span text:style-name="Strong_20_Emphasis"><text:span text:style-name="T20">git diff<text:line-break/></text:span></text:span><text:span text:style-name="T19">Este comando se usa para hacer una lista de conflictos. Para poder ver conflictos con el archivo base usa:</text:span></text:p>
      <text:p text:style-name="P17">git diff --base &lt;file-name&gt;</text:p>
      <text:p text:style-name="P15"><text:soft-page-break/>El siguiente comando se usa para ver los conflictos que hay entre ramas que están por ser fusionadas para poder fusionarlas sin problemas:</text:p>
      <text:p text:style-name="P17">git diff &lt;source-branch&gt; &lt;target-branch&gt;</text:p>
      <text:p text:style-name="P15">Para solo ver una lista de todos los conflictos presentes usa:</text:p>
      <text:p text:style-name="P17">git diff</text:p>
      <text:p text:style-name="P17"/>
      <text:p text:style-name="P14"><text:span text:style-name="Strong_20_Emphasis"><text:span text:style-name="T20">git tag</text:span></text:span><text:line-break/><text:span text:style-name="T19">Etiquetar se usa para marcar commits específicos con asas simples. Por ejemplo:</text:span></text:p>
      <text:p text:style-name="P17">git tag 1.1.0 &lt;instert-commitID-here&gt;</text:p>
      <text:p text:style-name="P17"/>
      <text:p text:style-name="P16"><text:span text:style-name="T25">Cada vez que haces un commit, se crea un identificador único del tipo </text:span><text:span text:style-name="Source_20_Text"><text:span text:style-name="T26">0dc20efa9ec36cefd67dcb832d9b01b7531c3a33</text:span></text:span><text:span text:style-name="T25">, pero aunque pongas un comentario diciendo </text:span><text:span text:style-name="Emphasis"><text:span text:style-name="T27">"Este commit es la versión en producción del día D"</text:span></text:span><text:span text:style-name="T25">, no es algo fácil de consultar, así que puedes crear una etiqueta que te ayude a encontrarlo o a volver a él rápidamente. Si creaste una etiqueta en ese momento del tipo </text:span><text:span text:style-name="Emphasis"><text:span text:style-name="T27">v1.0.0</text:span></text:span><text:span text:style-name="T25">, siempre podrás hacer un </text:span><text:span text:style-name="Source_20_Text"><text:span text:style-name="T26">git checkout v1.0.0</text:span></text:span><text:span text:style-name="T25"> y obtendrás el código tal cual estaba.</text:span></text:p>
      <text:p text:style-name="P8"><text:span text:style-name="T7">Cuando te mueves a un </text:span><text:span text:style-name="Emphasis"><text:span text:style-name="T8">tag</text:span></text:span><text:span text:style-name="T7"> es como moverse a una rama, pero en modo </text:span><text:span text:style-name="Emphasis"><text:span text:style-name="T8">detached</text:span></text:span><text:span text:style-name="T7">: no puedes modificar el código y hacer un commit a menos que crees una rama porque lo que tienes es un </text:span><text:span text:style-name="Emphasis"><text:span text:style-name="T8">snapshot</text:span></text:span><text:span text:style-name="T7">, una instantánea del código en un momento dado.</text:span></text:p>
      <text:p text:style-name="P8"><text:span text:style-name="T7">Además, los </text:span><text:span text:style-name="Emphasis"><text:span text:style-name="T8">commits</text:span></text:span><text:span text:style-name="T7"> suelen tener como comentario qué se cambió en el código: una nueva funcionalidad, un parche a un fallo, un cambio estético... etc. Una etiqueta puede tener como comentario información sobre el despliegue, la lista de cambios desde la versión anterior... además de que la propia etiqueta ya puede darte una idea (si usas </text:span><text:a xlink:type="simple" xlink:href="https://semver.org/lang/es/" text:style-name="Internet_20_link" text:visited-style-name="Visited_20_Internet_20_Link"><text:span text:style-name="T9">semver</text:span></text:a><text:span text:style-name="T7">) de los cambios que puede haber y el nivel de retrocompatibilidad.</text:span></text:p>
      <text:p text:style-name="P17"/>
      <text:p text:style-name="P17"/>
      <text:p text:style-name="P1"><text:span text:style-name="Strong_20_Emphasis"><text:span text:style-name="T17">git reset</text:span></text:span><text:span text:style-name="T16"><text:line-break/>Para resetear el index y el directorio que está trabajando al último estado comprometido se usa este comando:</text:span></text:p>
      <text:list xml:id="list1526411021" text:style-name="L1">
        <text:list-header>
          <text:p text:style-name="P31">git reset - -hard HEAD</text:p>
          <text:p text:style-name="P33"><text:span text:style-name="T18">git rm</text:span><text:span text:style-name="T16"><text:line-break/>Este comando se puede usar para remover archivos del index y del directorio que está trabajando:</text:span></text:p>
          <text:p text:style-name="P32"><text:soft-page-break/>git rm filename.txt</text:p>
          <text:p text:style-name="P29"><text:span text:style-name="Strong_20_Emphasis"><text:span text:style-name="T2">git stash</text:span></text:span><text:span text:style-name="T3"><text:line-break/>Este es uno de los comandos menos conocidos, pero ayuda a salvar cambios que no están por ser comprometidos inmediatamente, pero temporalmente:</text:span></text:p>
          <text:p text:style-name="P30">git stash</text:p>
        </text:list-header>
        <text:list-item>
          <text:p text:style-name="P28"><text:span text:style-name="Strong_20_Emphasis"><text:span text:style-name="T2">git show</text:span></text:span><text:span text:style-name="T3"><text:line-break/>Se usa para mostrar información sobre cualquier objeto git. Por ejemplo:</text:span></text:p>
          <text:p text:style-name="P30">git show</text:p>
        </text:list-item>
        <text:list-item>
          <text:p text:style-name="P28"><text:span text:style-name="Strong_20_Emphasis"><text:span text:style-name="T2">git fetch</text:span></text:span><text:span text:style-name="T3"><text:line-break/>Este comando le permite al usuario buscar todos los objetos de un repositorio remoto que actualmente no reside en el directorio local que está trabajando. Por ejemplo:</text:span></text:p>
          <text:p text:style-name="P30">git fetch origin</text:p>
        </text:list-item>
        <text:list-item>
          <text:p text:style-name="P28"><text:span text:style-name="Strong_20_Emphasis"><text:span text:style-name="T2">git ls-tree</text:span></text:span><text:span text:style-name="T3"><text:line-break/>Para ver un objeto de árbol junto con el nombre y modo de cada uno de ellos, y el valor blob´s SHA-1, se usa:</text:span></text:p>
          <text:p text:style-name="P30">git ls-tree HEAD</text:p>
        </text:list-item>
        <text:list-item>
          <text:p text:style-name="P28"><text:span text:style-name="Strong_20_Emphasis"><text:span text:style-name="T2">git cat-file</text:span></text:span><text:span text:style-name="T3"><text:line-break/>Usando el valor SHA-1, se puede ver el tipo de objeto usando este comando. Por ejemplo:</text:span></text:p>
          <text:p text:style-name="P30">git cat-file –p d670460b4b4aece5915caf5c68d12f560a9fe3e4</text:p>
        </text:list-item>
        <text:list-item>
          <text:p text:style-name="P28"><text:soft-page-break/><text:span text:style-name="Strong_20_Emphasis"><text:span text:style-name="T2">git grep</text:span></text:span><text:span text:style-name="T3"><text:line-break/>Este comando le permite al usuario buscar en los árboles de contenido cualquier frase o palabra. Por ejemplo, para buscar por www.tupaginaweb.com en todos los archivos se usaría:</text:span></text:p>
          <text:p text:style-name="P30">git grep “www.tupaginaweb.com”</text:p>
        </text:list-item>
        <text:list-item>
          <text:p text:style-name="P28"><text:span text:style-name="Strong_20_Emphasis"><text:span text:style-name="T2">gitk</text:span></text:span><text:span text:style-name="T3"><text:line-break/>Este es la interfaz gráfica para un repositorio local que puede invocar escribiendo y ejecutando:</text:span></text:p>
          <text:p text:style-name="P30">gitk</text:p>
        </text:list-item>
        <text:list-item>
          <text:p text:style-name="P28"><text:span text:style-name="Strong_20_Emphasis"><text:span text:style-name="T2">git instaweb</text:span></text:span><text:span text:style-name="T3"><text:line-break/>Con este comando un servidor web puede correr interconectado con el repositorio local. Un navegador web también está automáticamente dirigido a el:</text:span></text:p>
          <text:p text:style-name="P30">git instaweb –http=webrick</text:p>
        </text:list-item>
        <text:list-item>
          <text:p text:style-name="P28"><text:span text:style-name="Strong_20_Emphasis"><text:span text:style-name="T2">git gc</text:span></text:span><text:span text:style-name="T3"><text:line-break/>Para optimizar el repositorio por medio de una recolección de basura, que limpiara archivos innecesarios y los optimizara, usa:git hc</text:span></text:p>
        </text:list-item>
        <text:list-item>
          <text:p text:style-name="P28"><text:span text:style-name="Strong_20_Emphasis"><text:span text:style-name="T2">git archive</text:span></text:span><text:span text:style-name="T3"><text:line-break/>Este comando le permite al usuario crear archivos zip o tar que contengan los constituyentes de un solo árbol de repositorio:git archive – -format=tar master</text:span></text:p>
        </text:list-item>
        <text:list-item>
          <text:p text:style-name="P28"><text:soft-page-break/><text:span text:style-name="Strong_20_Emphasis"><text:span text:style-name="T2">git prune</text:span></text:span><text:span text:style-name="T3"><text:line-break/>Con este comando los objetos que no tengan ningún puntero entrante serán eliminados:git prune</text:span></text:p>
        </text:list-item>
        <text:list-item>
          <text:p text:style-name="P28"><text:span text:style-name="Strong_20_Emphasis"><text:span text:style-name="T2">git fsck</text:span></text:span><text:span text:style-name="T3"><text:line-break/>Para poder hacer un chequeo de integridad del sistema de archivos git, usa este comando. Cualquier objeto corrompido será detectado:git fsck</text:span></text:p>
        </text:list-item>
        <text:list-item>
          <text:p text:style-name="P28"><text:span text:style-name="Strong_20_Emphasis"><text:span text:style-name="T2">git rebase</text:span></text:span><text:span text:style-name="T3"><text:line-break/>Este comando se usa para la re aplicación de los compromisos en otra rama. Por ejemplo:git rebase master</text:span></text:p>
        </text:list-item>
      </text:list>
      <text:h text:style-name="P6" text:outline-level="2"><text:bookmark text:name="comandos-avanzados"/>Comandos avanzados</text:h>
      <text:p text:style-name="P19">Vistos estos comandos básicos de git toca ver algo más complejo. No son comandos muy complicados pero no son recomendables si no controlas del todo git. Para ciertas situaciones estos comandos de git son muy útiles.</text:p>
      <text:h text:style-name="P9" text:outline-level="4"><text:bookmark text:name="cómo-crear-alias-en-git"/>Cómo crear alias en git</text:h>
      <text:p text:style-name="P25">Para no tener que estar escribiendo todo el rato “commit” o “checkout” podemos crear alias, los alias de git sirven para decirle a git que comando tiene que ejecutar para el alias que le hemos indicado, estos son los alias más comunes, aunque puedes crear y configurar más. Personalmente considero los alias imprescindibles.</text:p>
      <text:p text:style-name="P20"><text:span text:style-name="Source_20_Text"><text:span text:style-name="T4">git</text:span></text:span><text:span text:style-name="Source_20_Text"><text:span text:style-name="T6"> </text:span></text:span><text:span text:style-name="Source_20_Text"><text:span text:style-name="T4">config</text:span></text:span><text:span text:style-name="Source_20_Text"><text:span text:style-name="T6"> </text:span></text:span><text:span text:style-name="Source_20_Text"><text:span text:style-name="T4">--global</text:span></text:span><text:span text:style-name="Source_20_Text"><text:span text:style-name="T6"> </text:span></text:span><text:span text:style-name="Source_20_Text"><text:span text:style-name="T4">alias</text:span></text:span><text:span text:style-name="Source_20_Text"><text:span text:style-name="T6">.co </text:span></text:span><text:span text:style-name="Source_20_Text"><text:span text:style-name="T4">checkout</text:span></text:span></text:p>
      <text:p text:style-name="P26"><text:span text:style-name="Source_20_Text"><text:span text:style-name="T4">git</text:span></text:span><text:span text:style-name="Source_20_Text"><text:span text:style-name="T6"> </text:span></text:span><text:span text:style-name="Source_20_Text"><text:span text:style-name="T4">config</text:span></text:span><text:span text:style-name="Source_20_Text"><text:span text:style-name="T6"> </text:span></text:span><text:span text:style-name="Source_20_Text"><text:span text:style-name="T4">--global</text:span></text:span><text:span text:style-name="Source_20_Text"><text:span text:style-name="T6"> </text:span></text:span><text:span text:style-name="Source_20_Text"><text:span text:style-name="T4">alias</text:span></text:span><text:span text:style-name="Source_20_Text"><text:span text:style-name="T6">.br </text:span></text:span><text:span text:style-name="Source_20_Text"><text:span text:style-name="T4">branch</text:span></text:span></text:p>
      <text:p text:style-name="P26"><text:span text:style-name="Source_20_Text"><text:span text:style-name="T4">git</text:span></text:span><text:span text:style-name="Source_20_Text"><text:span text:style-name="T6"> </text:span></text:span><text:span text:style-name="Source_20_Text"><text:span text:style-name="T4">config</text:span></text:span><text:span text:style-name="Source_20_Text"><text:span text:style-name="T6"> </text:span></text:span><text:span text:style-name="Source_20_Text"><text:span text:style-name="T4">--global</text:span></text:span><text:span text:style-name="Source_20_Text"><text:span text:style-name="T6"> </text:span></text:span><text:span text:style-name="Source_20_Text"><text:span text:style-name="T4">alias</text:span></text:span><text:span text:style-name="Source_20_Text"><text:span text:style-name="T6">.ci </text:span></text:span><text:span text:style-name="Source_20_Text"><text:span text:style-name="T4">commit</text:span></text:span></text:p>
      <text:p text:style-name="P26"><text:span text:style-name="Source_20_Text"><text:span text:style-name="T4">git</text:span></text:span><text:span text:style-name="Source_20_Text"><text:span text:style-name="T6"> </text:span></text:span><text:span text:style-name="Source_20_Text"><text:span text:style-name="T4">config</text:span></text:span><text:span text:style-name="Source_20_Text"><text:span text:style-name="T6"> </text:span></text:span><text:span text:style-name="Source_20_Text"><text:span text:style-name="T4">--global</text:span></text:span><text:span text:style-name="Source_20_Text"><text:span text:style-name="T6"> </text:span></text:span><text:span text:style-name="Source_20_Text"><text:span text:style-name="T4">alias</text:span></text:span><text:span text:style-name="Source_20_Text"><text:span text:style-name="T6">.st </text:span></text:span><text:span text:style-name="Source_20_Text"><text:span text:style-name="T4">status</text:span></text:span></text:p>
      <text:p text:style-name="P1"/>
      <text:h text:style-name="P5" text:outline-level="4"><text:bookmark text:name="descartar-temporalmente-cambios"/><text:soft-page-break/>Descartar temporalmente cambios</text:h>
      <text:p text:style-name="P25">Si estas trabajando en una rama y quieres cambiarte a otra, git no te dejará porque tienes cambios sin guardar, una forma de solucionar esto es haciendo un commit, pero si no queremos hacerlo lo que podemos hacer es descartar los cambios temporalmente, para ello:</text:p>
      <text:p text:style-name="P20"><text:span text:style-name="Source_20_Text"><text:span text:style-name="T5">git stash</text:span></text:span></text:p>
      <text:p text:style-name="P25">Posteriormente si los quieres recuperar:</text:p>
      <text:p text:style-name="P20"><text:span text:style-name="Source_20_Text"><text:span text:style-name="T6">git stash pop</text:span></text:span></text:p>
      <text:p text:style-name="P25">Este comando git es de los más útiles para no tener que estar guardando cosas momentáneamente en otros sitios si te quieras cambiar rápido de rama</text:p>
      <text:h text:style-name="P5" text:outline-level="4"><text:bookmark text:name="git-log-avanzado"/>Git log avanzado</text:h>
      <text:p text:style-name="P25">Hay veces en las que el comando git log ofrece demasiada información, pero esto se puede personalizar, por ejemplo:</text:p>
      <text:p text:style-name="P20"><text:span text:style-name="Source_20_Text"><text:span text:style-name="T6">git log --online</text:span></text:span></text:p>
      <text:p text:style-name="P25">Se imprimirá en cada linea un commit, con su identificador y el texto del commit.</text:p>
      <text:p text:style-name="P25">Otro parámetro bastante útil del log es el de git graph</text:p>
      <text:p text:style-name="P20"><text:span text:style-name="Source_20_Text"><text:span text:style-name="T6">git log --graph --oneline</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 svg:font-family="H, 'Trebuchet MS', Helvetica"/>
    <style:font-face style:name="Lohit Devanagari1" svg:font-family="'Lohit Devanagari'"/>
    <style:font-face style:name="Menlo" svg:font-family="Menlo, Monaco, Consolas, 'Courier New', monospace"/>
    <style:font-face style:name="Monaco" svg:font-family="Monaco, Consolas, 'Bitstream Vera Sans Mono', 'Courier New', Courier, monospace"/>
    <style:font-face style:name="Montserrat" svg:font-family="Montserrat, sans-serif"/>
    <style:font-face style:name="Open Sans" svg:font-family="'Open Sans', Arial, Helvetica, sans-serif"/>
    <style:font-face style:name="SFMono-Regular" svg:font-family="SFMono-Regular, Menlo, Monaco, Consolas, 'Liberation Mono', 'Courier New', monospace"/>
    <style:font-face style:name="apple-system" svg:font-family="apple-system, BlinkMacSystemFont, Avenir, 'Avenir Next', 'Segoe UI', Roboto, Helvetica, Arial, sans-serif"/>
    <style:font-face style:name="arial" svg:font-family="arial"/>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22:36:56.847267884</meta:creation-date>
    <dc:date>2020-02-29T00:00:27.439602321</dc:date>
    <meta:editing-duration>PT10H53M7S</meta:editing-duration>
    <meta:editing-cycles>8</meta:editing-cycles>
    <meta:generator>LibreOffice/6.0.7.3$Linux_X86_64 LibreOffice_project/00m0$Build-3</meta:generator>
    <meta:document-statistic meta:table-count="2" meta:image-count="0" meta:object-count="0" meta:page-count="7" meta:paragraph-count="102" meta:word-count="1491" meta:character-count="8820" meta:non-whitespace-character-count="7463"/>
  </office:meta>
</office:document-meta>
</file>